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724d1b"/>
    </style:style>
    <style:style style:name="P10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1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0a852" officeooo:paragraph-rsid="0080a852" style:font-weight-asian="normal" style:font-weight-complex="normal"/>
    </style:style>
    <style:style style:name="P1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6d895" officeooo:paragraph-rsid="0086d895" style:font-weight-asian="normal" style:font-weight-complex="normal"/>
    </style:style>
    <style:style style:name="P1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7f033" officeooo:paragraph-rsid="0087f033" style:font-weight-asian="normal" style:font-weight-complex="normal"/>
    </style:style>
    <style:style style:name="P1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80a852" officeooo:paragraph-rsid="0080a852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87f033" officeooo:paragraph-rsid="0087f033" style:font-weight-asian="bold" style:font-weight-complex="bold"/>
    </style:style>
    <style:style style:name="P1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1d41a" fo:font-weight="normal" officeooo:rsid="0080a852" officeooo:paragraph-rsid="0080a852" style:font-weight-asian="normal" style:font-weight-complex="normal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officeooo:rsid="007f1e1d"/>
    </style:style>
    <style:style style:name="T7" style:family="text">
      <style:text-properties fo:color="#808080" officeooo:rsid="0076e214"/>
    </style:style>
    <style:style style:name="T8" style:family="text">
      <style:text-properties fo:color="#808080" fo:font-weight="normal" officeooo:rsid="0076e214" style:font-weight-asian="normal" style:font-weight-complex="normal"/>
    </style:style>
    <style:style style:name="T9" style:family="text">
      <style:text-properties fo:color="#808080" fo:font-weight="normal" officeooo:rsid="007f1e1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et https://raw.githubusercontent.com/raspberrypi/pico-setup/master/pico_setup.sh </text:p>
      <text:p text:style-name="P1">chmod +x pico_setup.sh</text:p>
      <text:p text:style-name="P1">./pico_setup.sh</text:p>
      <text:p text:style-name="P1"/>
      <text:p text:style-name="P1"/>
      <text:p text:style-name="P7">Сборка </text:p>
      <text:p text:style-name="P2">В Смаке создать комплект PIKO на базе arm</text:p>
      <text:p text:style-name="P9"><text:span text:style-name="T1">Добавить переменную в Конфигурацию Cmake <text:s/></text:span>PICO_SDK_PATH:STRING=../pico-sdk</text:p>
      <text:p text:style-name="P2">После этого в Смаке все работает но конечный make из директории build</text:p>
      <text:p text:style-name="P2">Открыть 2 терминала</text:p>
      <text:p text:style-name="P2">Зажать кнопку и подать питание на USB</text:p>
      <text:p text:style-name="P2">dmesg <text:s/><text:span text:style-name="T2">(узнаем букву)</text:span></text:p>
      <text:p text:style-name="P2">sudo mount /dev/sdg1 /mnt/pico <text:span text:style-name="T3">&amp;&amp; </text:span><text:span text:style-name="T2">cd </text:span>~/PICO/pico/pico-examples/build/blink <text:span text:style-name="T3">&amp;&amp; rm -rf * &amp;&amp; cmake .. &amp;&amp; make &amp;&amp; </text:span>sudo cp ~/PICO/pico/pico-examples/build/blink/blink.uf2 /mnt/pico <text:span text:style-name="T3">&amp;&amp; </text:span>sudo <text:span text:style-name="T2">u</text:span>mount /mnt/pico</text:p>
      <text:p text:style-name="P2"/>
      <text:p text:style-name="P5">Несколько раз сработало потом нет </text:p>
      <text:p text:style-name="P5"/>
      <text:p text:style-name="P5"><text:span text:style-name="T5">Установка CircuitPython</text:span> </text:p>
      <text:p text:style-name="P5"/>
      <text:p text:style-name="P5">Скачать файл UF2 файл с CircuitPython'ом </text:p>
      <text:p text:style-name="P5"><text:a xlink:type="simple" xlink:href="https://circuitpython.org/board/raspberry_pi_pico/" text:style-name="Internet_20_link" text:visited-style-name="Visited_20_Internet_20_Link">https://circuitpython.org/board/raspberry_pi_pico/</text:a></text:p>
      <text:p text:style-name="P5"/>
      <text:p text:style-name="P5">Перевести Pico в режим UF2 удержанием BOOTSEL во время подачи питания USB</text:p>
      <text:p text:style-name="P5">Скопировать файл флешку RPI-RP2</text:p>
      <text:p text:style-name="P5"/>
      <text:p text:style-name="P3">sudo mount /dev/sdg1 /mnt/pico <text:span text:style-name="T4">&amp;&amp; cd /home/evg/PICO &amp;&amp; sudo cp adafruit-circuitpython-raspberry_pi_pico-ru-8.2.7.uf2 </text:span>/mnt/pico</text:p>
      <text:p text:style-name="P3">sudo <text:span text:style-name="T2">u</text:span>mount /mnt/pico</text:p>
      <text:p text:style-name="P3"/>
      <text:p text:style-name="P3">После этого из системы уйдёт RPI-RP2 и вместо него появится новый накопитель CIRCUITPY. На этом новом накопители должен быть файл code.py, с которого начинается выполнение кода. Так же там будет пустая директория «lib», куда можно добавлять сторонние и свои библиотеки.</text:p>
      <text:p text:style-name="P3">Файл code.py можно изменять прямо на этом накопителе в своём любимом редакторе. Adafruit советует использовать свой MU Editor, но у меня он зависает при запуске. Наверно, это даже к лучшему, так как я всё равно пользовался бы чем-то другим.</text:p>
      <text:p text:style-name="P3"/>
      <text:p text:style-name="P3">Так же доступна консоль на последовательном порту с параметрами 115200 8n1. При подключении можно получить доступ к интерактивному Python'у и выводу в консоль через «print» в скриптах.</text:p>
      <text:p text:style-name="P3"/>
      <text:p text:style-name="P3">Adafruit предлагает достаточно большой набор библиотек для работы с разным оборудованием.</text:p>
      <text:p text:style-name="P4">Можно скачать .zip архив со всеми официальными доступными библиотеками для CircuitPython на </text:p>
      <text:p text:style-name="P4">https://circuitpython.org/libraries</text:p>
      <text:p text:style-name="P2"/>
      <text:p text:style-name="P10">Информация о файле:</text:p>
      <text:p text:style-name="P11">picotool info -a adafruit-circuitpython-raspberry_pi_pico-ru-8.2.7.uf2</text:p>
      <text:p text:style-name="P12">u-8.2.7.uf2 </text:p>
      <text:p text:style-name="P12">File adafruit-circuitpython-raspberry_pi_pico-ru-8.2.7.uf2:</text:p>
      <text:p text:style-name="P12">Program Information</text:p>
      <text:p text:style-name="P12"><text:s/>name: <text:s text:c="11"/>CircuitPython</text:p>
      <text:p text:style-name="P12"><text:s/>version: <text:s text:c="8"/>8.2.7</text:p>
      <text:p text:style-name="P12"><text:s/>web site: <text:s text:c="7"/>https://circuitpython.org</text:p>
      <text:p text:style-name="P12"><text:s/>features: <text:s text:c="7"/>double reset -&gt; BOOTSEL</text:p>
      <text:p text:style-name="P12"><text:s/>binary start: <text:s text:c="3"/>0x10000000</text:p>
      <text:p text:style-name="P12"><text:s/>embedded drive: <text:s/>0x00100000-0x00200000 (1024K): CircuitPython</text:p>
      <text:p text:style-name="P12">Fixed Pin Information</text:p>
      <text:p text:style-name="P12"><text:s/>none</text:p>
      <text:p text:style-name="P12">Build Information</text:p>
      <text:p text:style-name="P12"><text:s/>build date: <text:s text:c="7"/>2023-10-19</text:p>
      <text:p text:style-name="P12"><text:s/>build attributes: <text:s/>BOARD=raspberry_pi_pico</text:p>
      <text:p text:style-name="P12"/>
      <text:p text:style-name="P12"/>
      <text:p text:style-name="P8"><text:soft-page-break/>MicroPyhon <text:span text:style-name="T6">(Практичнее использовать </text:span><text:span text:style-name="T7">CircuitPython</text:span><text:span text:style-name="T8"> </text:span><text:span text:style-name="T9">)</text:span></text:p>
      <text:p text:style-name="P6">git clone https://github.com/micropython/micropython.git --branch master</text:p>
      <text:p text:style-name="P6">cd micropython</text:p>
      <text:p text:style-name="P6">make -C ports/rp2 submodules</text:p>
      <text:p text:style-name="P6">make -C mpy-cross</text:p>
      <text:p text:style-name="P6">cd ports/rp2</text:p>
      <text:p text:style-name="P6">make</text:p>
      <text:p text:style-name="P6"/>
      <text:p text:style-name="P6">picotool info -a firmware.uf2 </text:p>
      <text:p text:style-name="P12">File firmware.uf2:</text:p>
      <text:p text:style-name="P12">Program Information</text:p>
      <text:p text:style-name="P12"><text:s/>name: <text:s text:c="11"/>MicroPython</text:p>
      <text:p text:style-name="P12"><text:s/>version: <text:s text:c="8"/>v1.22.0-preview.118.g841422817</text:p>
      <text:p text:style-name="P12"><text:s/>features: <text:s text:c="7"/>USB REPL</text:p>
      <text:p text:style-name="P12"><text:s text:c="18"/>thread support</text:p>
      <text:p text:style-name="P12"><text:s/>frozen modules: <text:s/>_boot, rp2, _boot_fat, asyncio, asyncio/core, asyncio/event, asyncio/funcs, asyncio/lock,</text:p>
      <text:p text:style-name="P12"><text:s text:c="18"/>asyncio/stream, uasyncio, onewire, ds18x20, dht, neopixel</text:p>
      <text:p text:style-name="P12"><text:s/>binary start: <text:s text:c="3"/>0x10000000</text:p>
      <text:p text:style-name="P12"><text:s/>binary end: <text:s text:c="5"/>0x1004ec08</text:p>
      <text:p text:style-name="P12"><text:s/>embedded drive: <text:s/>0x100a0000-0x10200000 (1408K): MicroPython</text:p>
      <text:p text:style-name="P12"/>
      <text:p text:style-name="P12">Fixed Pin Information</text:p>
      <text:p text:style-name="P12"><text:s/>none</text:p>
      <text:p text:style-name="P12">Build Information</text:p>
      <text:p text:style-name="P12"><text:s/>sdk version: <text:s text:c="6"/>1.5.1</text:p>
      <text:p text:style-name="P12"><text:s/>pico_board: <text:s text:c="7"/>pico</text:p>
      <text:p text:style-name="P12"><text:s/>boot2_name: <text:s text:c="7"/>boot2_w25q080</text:p>
      <text:p text:style-name="P12"><text:s/>build date: <text:s text:c="7"/>Nov <text:s/>3 2023</text:p>
      <text:p text:style-name="P12"><text:s/>build attributes: <text:s/>MinSizeRel</text:p>
      <text:p text:style-name="P6"/>
      <text:p text:style-name="P17">FREERTOS</text:p>
      <text:p text:style-name="P14">mkdir freertos-pico</text:p>
      <text:p text:style-name="P14">cd freertos-pico</text:p>
      <text:p text:style-name="P14">git clone https://github.com/RaspberryPi/pico-sdk –recurse-submodules</text:p>
      <text:p text:style-name="P14">git clone -b smp https://github.com/FreeRTOS/FreeRTOS-Kernel –recurse-submodules</text:p>
      <text:p text:style-name="P14">export PICO_SDK_PATH=$PWD/pico-sdk</text:p>
      <text:p text:style-name="P14">export FREERTOS_KERNEL_PATH=$PWD/FreeRTOS-Kernel</text:p>
      <text:p text:style-name="P14">mkdir blink</text:p>
      <text:p text:style-name="P14"/>
      <text:p text:style-name="P19">#include "pico/stdlib.h"</text:p>
      <text:p text:style-name="P19">#include "FreeRTOS.h"</text:p>
      <text:p text:style-name="P19">#include "task.h"</text:p>
      <text:p text:style-name="P19">void vBlinkTask() {</text:p>
      <text:p text:style-name="P19"><text:s text:c="3"/>for (;;) {</text:p>
      <text:p text:style-name="P19"><text:s text:c="6"/>gpio_put(PICO_DEFAULT_LED_PIN, 1);</text:p>
      <text:p text:style-name="P19"><text:s text:c="6"/>vTaskDelay(250);</text:p>
      <text:p text:style-name="P19"><text:s text:c="6"/>gpio_put(PICO_DEFAULT_LED_PIN, 0);</text:p>
      <text:p text:style-name="P19"><text:s text:c="6"/>vTaskDelay(250);</text:p>
      <text:p text:style-name="P19"><text:s text:c="3"/>}</text:p>
      <text:p text:style-name="P19">}</text:p>
      <text:p text:style-name="P19">void main() {</text:p>
      <text:p text:style-name="P19"><text:s text:c="3"/>gpio_init(PICO_DEFAULT_LED_PIN);</text:p>
      <text:p text:style-name="P19"><text:s text:c="3"/>gpio_set_dir(PICO_DEFAULT_LED_PIN, GPIO_OUT);</text:p>
      <text:p text:style-name="P19"><text:s text:c="3"/>xTaskCreate(vBlinkTask, "Blink Task", 128, NULL, 1, NULL);</text:p>
      <text:p text:style-name="P19"><text:s text:c="3"/>vTaskStartScheduler();</text:p>
      <text:p text:style-name="P19">}</text:p>
      <text:p text:style-name="P14"><text:a xlink:type="simple" xlink:href="https://github.com/TechieLew/Using-FreeRTOS-with-the-Raspberry-Pi-Pico/blob/main/CMakeLists.txt" text:style-name="Internet_20_link" text:visited-style-name="Visited_20_Internet_20_Link">https://github.com/TechieLew/Using-FreeRTOS-with-the-Raspberry-Pi-Pico/blob/main/CMakeLists.txt</text:a></text:p>
      <text:p text:style-name="P14"/>
      <text:p text:style-name="P14">cmake ..</text:p>
      <text:p text:style-name="P15">make</text:p>
      <text:p text:style-name="P15"/>
      <text:p text:style-name="P16">При настройке Конфигурации Сmake добавить 2 строки</text:p>
      <text:p text:style-name="P16"><text:soft-page-break/>-DCMAKE_CXX_COMPILER:STRING=%{Compiler:Executable:Cxx}</text:p>
      <text:p text:style-name="P16">-DCMAKE_C_COMPILER:STRING=%{Compiler:Executable:C}</text:p>
      <text:p text:style-name="P16">-DCMAKE_PREFIX_PATH:STRING=%{Qt:QT_INSTALL_PREFIX}</text:p>
      <text:p text:style-name="P18">-DPICO_SDK_PATH:STRING=/home/evg/SOFT/Github/PICO/FREERTOS_PICO/pico-sdk</text:p>
      <text:p text:style-name="P16">-DQT_QMAKE_EXECUTABLE:STRING=%{Qt:qmakeExecutable}</text:p>
      <text:p text:style-name="P18">-DFREERTOS_KERNEL_PATH:STRING=/home/evg/SOFT/Github/PICO/FREERTOS_PICO/FreeRTOS-Kern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4T06:18:46.031060073</dc:date>
    <meta:editing-duration>PT19H20M32S</meta:editing-duration>
    <meta:editing-cycles>90</meta:editing-cycles>
    <meta:document-statistic meta:table-count="0" meta:image-count="0" meta:object-count="0" meta:page-count="3" meta:paragraph-count="103" meta:word-count="451" meta:character-count="4514" meta:non-whitespace-character-count="3947"/>
  </office:meta>
</office:document-meta>
</file>